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15.39pt"/>
    </style:style>
    <style:style style:name="co18" style:family="table-column">
      <style:table-column-properties fo:break-before="auto" style:column-width="84.1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16.24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70.21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37.05pt"/>
    </style:style>
    <style:style style:name="co14" style:family="table-column">
      <style:table-column-properties fo:break-before="auto" style:column-width="71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56.35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5" style:family="table-cell" style:parent-style-name="Accent_20_1" style:data-style-name="N10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0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41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43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44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45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146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47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48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149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150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151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color="#000000" draw:fill="none" draw:fill-color="#ffffff" draw:textarea-vertical-align="middle" fo:min-height="23.3pt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24H00M00S"/>
            <text:p>v1.0.1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OR    ([.D14]&gt;[.D13])    OR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2" draw:text-style-name="P6" svg:width="23.13pt" svg:height="23.3pt" svg:x="455.16pt" svg:y="163.11pt">
            <draw:text-box>
              <text:p text:style-name="P5"><text:span text:style-name="T3">Σ</text:span></text:p>
            </draw:text-box>
          </draw:frame>
          <draw:frame draw:z-index="1" draw:style-name="gr2" draw:text-style-name="P6" svg:width="23.13pt" svg:height="23.3pt" svg:x="455.64pt" svg:y="214.07pt">
            <draw:text-box>
              <text:p text:style-name="P5"><text:span text:style-name="T3">Σ</text:span></text:p>
            </draw:text-box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W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W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W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W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W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1" calcext:value-type="float">
            <text:p>1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7481.38" calcext:value-type="float" table:number-columns-spanned="1" table:number-rows-spanned="2">
            <text:p>7,481.38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-2518.62" calcext:value-type="float" table:number-columns-spanned="1" table:number-rows-spanned="2">
            <text:p>-2,518.62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percentage" office:value="0" calcext:value-type="percentage">
            <text:p>0.00%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W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W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float" office:value="0" calcext:value-type="float">
            <text:p>0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W502]; [$Log.G2]; [$Misc.A4:$Misc.B5])" office:value-type="float" office:value="1" calcext:value-type="float">
            <text:p>1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W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float" office:value="-44.6405529953917" calcext:value-type="float">
            <text:p>-44.64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default-cell-style-name="ce188"/>
        <table:table-column table:style-name="co11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number-columns-repeated="2" table:default-cell-style-name="ce190"/>
        <table:table-column table:style-name="co1" table:default-cell-style-name="ce201"/>
        <table:table-column table:style-name="co12" table:default-cell-style-name="ce185"/>
        <table:table-column table:style-name="co1" table:number-columns-repeated="3" table:default-cell-style-name="ce190"/>
        <table:table-column table:style-name="co1" table:default-cell-style-name="ce107"/>
        <table:table-column table:style-name="co13" table:default-cell-style-name="ce109"/>
        <table:table-column table:style-name="co1" table:default-cell-style-name="ce190"/>
        <table:table-column table:style-name="co14" table:default-cell-style-name="ce214"/>
        <table:table-column table:style-name="co15" table:default-cell-style-name="ce214"/>
        <table:table-column table:style-name="co16" table:default-cell-style-name="ce109"/>
        <table:table-column table:style-name="co19" table:default-cell-style-name="ce190"/>
        <table:table-column table:style-name="co20" table:default-cell-style-name="ce201"/>
        <table:table-row table:style-name="ro4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95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5"/>
          <table:table-cell table:style-name="ce106" office:value-type="string" calcext:value-type="string" table:number-columns-spanned="4" table:number-rows-spanned="1">
            <text:p>RESULTS</text:p>
          </table:table-cell>
          <table:covered-table-cell table:style-name="ce111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3" draw:text-style-name="P4" svg:width="82.18pt" svg:height="95.27pt" svg:x="365.56pt" svg:y="11.08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08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5" draw:text-style-name="P4" svg:width="82.18pt" svg:height="28.09pt" svg:x="1327.41pt" svg:y="11.08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time" office:time-value="PT10H27M00S" calcext:value-type="time">
            <text:p>10:27</text:p>
          </table:table-cell>
          <table:table-cell office:value-type="float" office:value="13" calcext:value-type="float">
            <text:p>13</text:p>
          </table:table-cell>
          <table:table-cell office:value-type="float" office:value="193.74" calcext:value-type="float">
            <text:p>193.74</text:p>
          </table:table-cell>
          <table:table-cell office:value-type="float" office:value="198.08" calcext:value-type="float">
            <text:p>198.08</text:p>
          </table:table-cell>
          <table:table-cell table:formula="of:=ABS([.K3]-[.J3])*[.I3]" office:value-type="float" office:value="56.4200000000001" calcext:value-type="float">
            <text:p>56.4200000000001</text:p>
          </table:table-cell>
          <table:table-cell table:number-columns-repeated="3"/>
          <table:table-cell office:value-type="time" office:time-value="PT10H30M00S" calcext:value-type="time">
            <text:p>10:30</text:p>
          </table:table-cell>
          <table:table-cell table:style-name="ce129" table:formula="of:=IF([.L3]=0; &quot;&quot;; [.R3]/[.L3])" office:value-type="float" office:value="-44.6405529953917" calcext:value-type="float">
            <text:p>-44.6405529953917</text:p>
          </table:table-cell>
          <table:table-cell table:formula="of:=([.N3]*[.O3])-([.I3]*[.J3])" office:value-type="float" office:value="-2518.62" calcext:value-type="float">
            <text:p>-2518.62</text:p>
          </table:table-cell>
          <table:table-cell table:formula="of:=IF([.R3]=0;&quot;&quot;; IF([.R3]&gt;=0; &quot;Win&quot;; &quot;Loss&quot;))" office:value-type="string" office:string-value="Loss" calcext:value-type="string">
            <text:p>Loss</text:p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table:table-column table:style-name="co17" table:default-cell-style-name="Default"/>
        <table:table-column table:style-name="co18" table:default-cell-style-name="ce140"/>
        <table:table-column table:style-name="co1" table:default-cell-style-name="ce146"/>
        <table:table-column table:style-name="co1" table:default-cell-style-name="ce148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139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43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43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41" office:value-type="string" calcext:value-type="string">
            <text:p>Target</text:p>
          </table:table-cell>
          <table:table-cell table:style-name="ce144"/>
          <table:table-cell table:style-name="ce149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42" office:value-type="string" calcext:value-type="string">
            <text:p># Shares</text:p>
          </table:table-cell>
          <table:table-cell table:style-name="ce145" table:formula="of:=ABS([$Overview.C5]/([.C3]-[.C4]))" office:value-type="float" office:value="60" calcext:value-type="float">
            <text:p>60.00</text:p>
          </table:table-cell>
          <table:table-cell table:style-name="ce150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41" office:value-type="string" calcext:value-type="string">
            <text:p>Risk/Reward</text:p>
          </table:table-cell>
          <table:table-cell table:style-name="ce147" table:formula="of:=[.C8]/[.C9]" office:value-type="float" office:value="2" calcext:value-type="float">
            <text:p>2.00</text:p>
          </table:table-cell>
          <table:table-cell table:style-name="ce151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32:07.926073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20-01-05T11:37:25.202362841</dc:date>
    <meta:editing-duration>PT4H6M32S</meta:editing-duration>
    <meta:editing-cycles>41</meta:editing-cycles>
    <meta:generator>LibreOffice/6.2.8.2$Linux_X86_64 LibreOffice_project/20$Build-2</meta:generator>
    <meta:document-statistic meta:table-count="4" meta:cell-count="3696" meta:object-count="2"/>
  </office:meta>
</office:document-meta>
</file>